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5443" officeooo:paragraph-rsid="000e5443"/>
    </style:style>
    <style:style style:name="P2" style:family="paragraph" style:parent-style-name="Standard">
      <style:text-properties officeooo:rsid="000f0244" officeooo:paragraph-rsid="000f0244"/>
    </style:style>
    <style:style style:name="P3" style:family="paragraph" style:parent-style-name="Standard">
      <style:text-properties officeooo:rsid="000fe80a" officeooo:paragraph-rsid="000fe80a"/>
    </style:style>
    <style:style style:name="P4" style:family="paragraph" style:parent-style-name="Standard">
      <style:text-properties officeooo:rsid="0011e0fe" officeooo:paragraph-rsid="0011e0fe"/>
    </style:style>
    <style:style style:name="P5" style:family="paragraph" style:parent-style-name="Standard">
      <style:text-properties officeooo:rsid="0013ab76" officeooo:paragraph-rsid="0013ab76"/>
    </style:style>
    <style:style style:name="P6" style:family="paragraph" style:parent-style-name="Standard">
      <style:text-properties officeooo:rsid="00159118" officeooo:paragraph-rsid="0013ab76"/>
    </style:style>
    <style:style style:name="P7" style:family="paragraph" style:parent-style-name="Standard">
      <style:text-properties officeooo:rsid="00159118" officeooo:paragraph-rsid="00159118"/>
    </style:style>
    <style:style style:name="P8" style:family="paragraph" style:parent-style-name="Standard">
      <style:text-properties officeooo:rsid="00159118" officeooo:paragraph-rsid="00161985"/>
    </style:style>
    <style:style style:name="P9" style:family="paragraph" style:parent-style-name="Standard">
      <style:text-properties officeooo:rsid="00195204" officeooo:paragraph-rsid="00195204"/>
    </style:style>
    <style:style style:name="P10" style:family="paragraph" style:parent-style-name="Standard">
      <style:text-properties fo:font-weight="bold" officeooo:rsid="00159118" officeooo:paragraph-rsid="00159118" style:font-weight-asian="bold" style:font-weight-complex="bold"/>
    </style:style>
    <style:style style:name="P11" style:family="paragraph" style:parent-style-name="Standard">
      <style:text-properties fo:font-weight="bold" officeooo:rsid="0011e0fe" officeooo:paragraph-rsid="0011e0fe" style:font-weight-asian="bold" style:font-weight-complex="bold"/>
    </style:style>
    <style:style style:name="P12" style:family="paragraph" style:parent-style-name="Standard">
      <style:text-properties fo:font-size="20pt" fo:font-weight="bold" officeooo:rsid="00195204" officeooo:paragraph-rsid="00195204" style:font-size-asian="20pt" style:font-weight-asian="bold" style:font-size-complex="20pt" style:font-weight-complex="bold"/>
    </style:style>
    <style:style style:name="P13" style:family="paragraph" style:parent-style-name="Standard">
      <style:text-properties fo:font-size="12pt" fo:font-weight="normal" officeooo:rsid="00195204" officeooo:paragraph-rsid="00195204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Consolas" officeooo:rsid="00195204" officeooo:paragraph-rsid="00195204" fo:background-color="#b2b2b2"/>
    </style:style>
    <style:style style:name="T1" style:family="text">
      <style:text-properties officeooo:rsid="000f0244"/>
    </style:style>
    <style:style style:name="T2" style:family="text">
      <style:text-properties officeooo:rsid="000fe8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6198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(Notes from **/**/****)</text:p>
      <text:p text:style-name="P13"/>
      <text:p text:style-name="P12"/>
      <text:p text:style-name="P12">(Notes from 07/04/2018)</text:p>
      <text:p text:style-name="P1">Interface Script</text:p>
      <text:p text:style-name="P1"><text:tab/><text:span text:style-name="T1">Public script. </text:span>Passes input into a core module. Returns out processed data to user.</text:p>
      <text:p text:style-name="P1"/>
      <text:p text:style-name="P1">Core Script</text:p>
      <text:p text:style-name="P1"><text:tab/><text:span text:style-name="T1">Can be either public (if using a light setup) or private (for full client). </text:span>Runs data through a sanitizer if args are not undefined or null. Then requested data into a page object, then runs it through a formatter to turn the object into an array, then returned out.</text:p>
      <text:p text:style-name="P1"/>
      <text:p text:style-name="P1"><text:tab/>Both sanitizer and formatter are functions for core, but <text:span text:style-name="T1">is stored in a library.</text:span></text:p>
      <text:p text:style-name="P1"><text:tab/><text:span text:style-name="T1">Default page forms are also stored in the library, and allows fill ins.</text:span></text:p>
      <text:p text:style-name="P1"><text:tab/><text:tab/><text:span text:style-name="T1">[Default] empty – used for custom-made pages</text:span></text:p>
      <text:p text:style-name="P1"><text:tab/><text:tab/><text:span text:style-name="T1">[Default] welcome – used for starting / home pages</text:span></text:p>
      <text:p text:style-name="P1"><text:tab/><text:tab/><text:span text:style-name="T1">Others will be added later on</text:span></text:p>
      <text:p text:style-name="P1"/>
      <text:p text:style-name="P1"/>
      <text:p text:style-name="P2">Config, QL Option List, and DB Node List Scripts</text:p>
      <text:p text:style-name="P2"/>
      <text:p text:style-name="P2"><text:tab/>Both are private, to allow user to update / change them on the fly (to add new nodes, remove existing nodes, and add pages to access). </text:p>
      <text:p text:style-name="P2"/>
      <text:p text:style-name="P2"><text:tab/>QL Option List</text:p>
      <text:p text:style-name="P2"><text:tab/><text:tab/>Used to direct users to correct pages. It also tells the core where to load page data from.</text:p>
      <text:p text:style-name="P2"><text:tab/><text:tab/>It allows page data to be stored either locally or remotely</text:p>
      <text:p text:style-name="P2"><text:tab/><text:tab/>It also tells the core script functions whether the data is in a db or script</text:p>
      <text:p text:style-name="P2"/>
      <text:p text:style-name="P2"><text:tab/>Config</text:p>
      <text:p text:style-name="P2"><text:tab/><text:tab/>Tells core basic information (core_id, core_type [ light, full ], etc.)</text:p>
      <text:p text:style-name="P2"><text:tab/><text:tab/>Allows a core to fit the needs of it’s user, and can be customized w/o pub script shifting</text:p>
      <text:p text:style-name="P2"/>
      <text:p text:style-name="P2"><text:tab/>DB Node List Scripts</text:p>
      <text:p text:style-name="P2"><text:tab/><text:tab/><text:span text:style-name="T2">A manual list to keep track of the Nodes that hold page information for the core</text:span></text:p>
      <text:p text:style-name="P2"><text:tab/><text:tab/><text:span text:style-name="T2">An external QL can only run if the related node is contained in this list.</text:span></text:p>
      <text:p text:style-name="P2"/>
      <text:p text:style-name="P3"/>
      <text:p text:style-name="P3">Current Script Count Requirement for Core Host:</text:p>
      <text:p text:style-name="P3">1 Public Script (Interface)</text:p>
      <text:p text:style-name="P3">5 Private Scripts (Core)</text:p>
      <text:p text:style-name="P3">2+ Private Scripts (Internal Nodes)</text:p>
      <text:p text:style-name="P3"/>
      <text:p text:style-name="P4">QL:<text:line-break/><text:line-break/>[Core],[Node],[Arg1],[Arg2],[Arg3]</text:p>
      <text:p text:style-name="P4"/>
      <text:p text:style-name="P4"><text:soft-page-break/><text:span text:style-name="T3">Problem to Solve: </text:span>How do I correlate user arg entry with ql data in the most efficient and least time complex way.</text:p>
      <text:p text:style-name="P4"/>
      <text:p text:style-name="P4"><text:tab/><text:span text:style-name="T6">Old Way:</text:span> Simply have big switch, if/else if statements to test for various combinations.</text:p>
      <text:p text:style-name="P4"><text:tab/><text:span text:style-name="T7">Proposed New Way:</text:span> Compare arg key:pairs with a QL Option list and retrieve the right data based on user input. MUST be the lowest time complexity possible, or else could break protocol’s usefulness.</text:p>
      <text:p text:style-name="P4"/>
      <text:p text:style-name="P11">How on earth do I come up with a solution to this???</text:p>
      <text:p text:style-name="P4"/>
      <text:p text:style-name="P5">userArgCombo; listOfSupportedArgCombos</text:p>
      <text:p text:style-name="P5"/>
      <text:p text:style-name="P5">Find matching args/values, and then the content for the specific arg/value combination.</text:p>
      <text:p text:style-name="P5"/>
      <text:p text:style-name="P10">Rough Example of QLObject List:</text:p>
      <text:p text:style-name="P6"/>
      <text:p text:style-name="P6">{</text:p>
      <text:p text:style-name="P7"><text:tab/>arguments: {</text:p>
      <text:p text:style-name="P7"/>
      <text:p text:style-name="P7"><text:tab/><text:tab/>about: {</text:p>
      <text:p text:style-name="P7"><text:tab/><text:tab/><text:tab/>me:[QL HERE],</text:p>
      <text:p text:style-name="P7"><text:tab/><text:tab/><text:tab/>you:[QL HERE],</text:p>
      <text:p text:style-name="P7"><text:tab/><text:tab/><text:tab/>him:[QL HERE],</text:p>
      <text:p text:style-name="P7"><text:tab/><text:tab/><text:tab/>her:<text:span text:style-name="T4">[QL HERE]</text:span></text:p>
      <text:p text:style-name="P7"><text:tab/><text:tab/>}</text:p>
      <text:p text:style-name="P7"><text:tab/><text:tab/><text:span text:style-name="T5">operation</text:span>: {</text:p>
      <text:p text:style-name="P7"><text:tab/><text:tab/><text:tab/><text:span text:style-name="T5">read:[QL HERE]</text:span></text:p>
      <text:p text:style-name="P7"><text:tab/><text:tab/><text:span text:style-name="T5">}</text:span></text:p>
      <text:p text:style-name="P7"><text:line-break/><text:tab/>}</text:p>
      <text:p text:style-name="P7"><text:tab/>combinations: [</text:p>
      <text:p text:style-name="P8"><text:tab/><text:tab/><text:span text:style-name="T5">{operation:”read”}</text:span></text:p>
      <text:p text:style-name="P7"><text:tab/><text:tab/><text:span text:style-name="T5">{operation:”read”,about:”me”,QL:[HERE]},</text:span></text:p>
      <text:p text:style-name="P8"><text:tab/><text:tab/><text:span text:style-name="T5">{operation:”read”,about:”you”,QL:[HERE]}</text:span></text:p>
      <text:p text:style-name="P8"><text:tab/><text:tab/><text:span text:style-name="T5">{operation:”read”,about:”him”,QL:[HERE]}</text:span></text:p>
      <text:p text:style-name="P8"><text:tab/><text:tab/><text:span text:style-name="T5">{operation:”read”,about:”her”,QL:[HERE]}</text:span></text:p>
      <text:p text:style-name="P7"><text:tab/>]</text:p>
      <text:p text:style-name="P7">}</text:p>
      <text:p text:style-name="P7"/>
      <text:p text:style-name="P9"><text:span text:style-name="T3">Dev text from core script</text:span>:</text:p>
      <text:p text:style-name="P9"/>
      <text:p text:style-name="P14">// Fetches page data according to args</text:p>
      <text:p text:style-name="P14"><text:s text:c="4"/></text:p>
      <text:p text:style-name="P14"><text:s text:c="4"/>/*</text:p>
      <text:p text:style-name="P14"><text:s text:c="4"/></text:p>
      <text:p text:style-name="P14"><text:s text:c="4"/>if (sargs === undefined) {</text:p>
      <text:p text:style-name="P14"><text:s text:c="8"/>mainPage = format(Page(qlOptions.welcome));</text:p>
      <text:p text:style-name="P14"><text:s text:c="8"/>return mainPage;</text:p>
      <text:p text:style-name="P14"><text:s text:c="4"/>} else if (sargs === null) {</text:p>
      <text:p text:style-name="P14"><text:soft-page-break/><text:s text:c="8"/>mainPage = format(Page(qlOptions.home));</text:p>
      <text:p text:style-name="P14"><text:s text:c="8"/>return mainPage;</text:p>
      <text:p text:style-name="P14"><text:s text:c="4"/>} else {</text:p>
      <text:p text:style-name="P14"><text:s text:c="4"/></text:p>
      <text:p text:style-name="P14"><text:s text:c="4"/></text:p>
      <text:p text:style-name="P14"><text:s text:c="8"/>// parse the json string of args (or an empty object if args does not exist) vv</text:p>
      <text:p text:style-name="P14"><text:s text:c="12"/>// args = JSON.parse(JSON.stringify(args || {}))</text:p>
      <text:p text:style-name="P14"><text:s text:c="12"/></text:p>
      <text:p text:style-name="P14"><text:s text:c="8"/>// for every key in args, check if the key is in the qlobject list.</text:p>
      <text:p text:style-name="P14"><text:s text:c="12"/>// if it is, add the key:value pair to a new array.</text:p>
      <text:p text:style-name="P14"><text:s text:c="8"/>// Once, all matches are found, compare the combination og keys to see if there is a combination within the qlobject list.</text:p>
      <text:p text:style-name="P14"><text:s text:c="12"/>// If there is, grab the data for that pair via the QL.</text:p>
      <text:p text:style-name="P14"><text:s text:c="12"/>// If there is not, grab the data for the null (aka "home") page.</text:p>
      <text:p text:style-name="P14"><text:s text:c="8"/></text:p>
      <text:p text:style-name="P14"><text:s text:c="8"/>// Once the data has been grabbed</text:p>
      <text:p text:style-name="P14"><text:s text:c="8"/></text:p>
      <text:p text:style-name="P14"><text:s text:c="8"/></text:p>
      <text:p text:style-name="P14"><text:s text:c="8"/>// For each key:value pair in the args object, see if it exists in the qlOptions list.</text:p>
      <text:p text:style-name="P14"><text:s text:c="12"/>// If it doesnt, move on to next arg.</text:p>
      <text:p text:style-name="P14"><text:s text:c="12"/>// If it does exist, check the values.</text:p>
      <text:p text:style-name="P14"><text:s text:c="16"/>// Add the matching ql to the value to the page stack.</text:p>
      <text:p text:style-name="P14"><text:s text:c="8"/></text:p>
      <text:p text:style-name="P14"><text:s text:c="4"/>}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1:48:28.325000000</meta:creation-date>
    <dc:date>2018-07-04T14:31:02.109000000</dc:date>
    <meta:editing-duration>PT5M21S</meta:editing-duration>
    <meta:editing-cycles>2</meta:editing-cycles>
    <meta:generator>LibreOffice/6.0.0.3$Windows_X86_64 LibreOffice_project/64a0f66915f38c6217de274f0aa8e15618924765</meta:generator>
    <meta:document-statistic meta:table-count="0" meta:image-count="0" meta:object-count="0" meta:page-count="3" meta:paragraph-count="87" meta:word-count="610" meta:character-count="3829" meta:non-whitespace-character-count="2985"/>
  </office:meta>
</office:document-meta>
</file>